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text-properties fo:font-size="14pt" fo:font-weight="normal" officeooo:rsid="001e201d" officeooo:paragraph-rsid="001558c0" style:font-size-asian="14pt" style:font-weight-asian="normal" style:font-size-complex="14pt" style:font-weight-complex="normal"/>
    </style:style>
    <style:style style:name="P2" style:family="paragraph" style:parent-style-name="Standard">
      <style:text-properties style:font-name="aakar" fo:font-size="20pt" fo:font-weight="bold" officeooo:rsid="001ec1c8" officeooo:paragraph-rsid="001558c0" style:font-size-asian="20pt" style:font-weight-asian="bold" style:font-size-complex="20pt" style:font-weight-complex="bold"/>
    </style:style>
    <style:style style:name="P3" style:family="paragraph" style:parent-style-name="Standard">
      <style:text-properties style:font-name="aakar" fo:font-size="16pt" fo:font-weight="bold" officeooo:rsid="001ec1c8" officeooo:paragraph-rsid="001558c0" style:font-size-asian="16pt" style:font-weight-asian="bold" style:font-size-complex="16pt" style:font-weight-complex="bold"/>
    </style:style>
    <style:style style:name="P4" style:family="paragraph" style:parent-style-name="Standard">
      <style:text-properties fo:font-size="16pt" fo:font-weight="bold" officeooo:rsid="00204804" officeooo:paragraph-rsid="001558c0" style:font-size-asian="16pt" style:font-weight-asian="bold" style:font-size-complex="16pt" style:font-weight-complex="bold"/>
    </style:style>
    <style:style style:name="P5" style:family="paragraph" style:parent-style-name="Standard">
      <style:text-properties fo:font-size="16pt" fo:font-weight="bold" officeooo:rsid="001ec1c8" officeooo:paragraph-rsid="001558c0" style:font-size-asian="16pt" style:font-weight-asian="bold" style:font-size-complex="16pt" style:font-weight-complex="bold"/>
    </style:style>
    <style:style style:name="P6" style:family="paragraph" style:parent-style-name="Standard">
      <style:text-properties fo:font-size="16pt" fo:font-weight="bold" officeooo:rsid="002289ec" officeooo:paragraph-rsid="001558c0" style:font-size-asian="16pt" style:font-weight-asian="bold" style:font-size-complex="16pt" style:font-weight-complex="bold"/>
    </style:style>
    <style:style style:name="T1" style:family="text">
      <style:text-properties style:font-name="aakar"/>
    </style:style>
    <style:style style:name="T2" style:family="text">
      <style:text-properties style:font-name="aakar" fo:font-size="20pt" fo:font-weight="bold" style:font-size-asian="20pt" style:font-weight-asian="bold" style:font-size-complex="20pt" style:font-weight-complex="bold"/>
    </style:style>
    <style:style style:name="T3" style:family="text">
      <style:text-properties style:font-name="aakar" fo:font-size="20pt" fo:font-weight="bold" officeooo:rsid="001ec1c8" style:font-size-asian="20pt" style:font-weight-asian="bold" style:font-size-complex="20pt" style:font-weight-complex="bold"/>
    </style:style>
    <style:style style:name="T4" style:family="text">
      <style:text-properties style:font-name="aakar" fo:font-size="20pt" fo:font-style="italic" fo:font-weight="bold" style:font-size-asian="20pt" style:font-style-asian="italic" style:font-weight-asian="bold" style:font-size-complex="20pt" style:font-style-complex="italic" style:font-weight-complex="bold"/>
    </style:style>
    <style:style style:name="T5" style:family="text">
      <style:text-properties style:font-name="aakar" fo:font-size="20pt" fo:font-style="italic" fo:font-weight="bold" officeooo:rsid="001ec1c8" style:font-size-asian="20pt" style:font-style-asian="italic" style:font-weight-asian="bold" style:font-size-complex="20pt" style:font-style-complex="italic" style:font-weight-complex="bold"/>
    </style:style>
    <style:style style:name="T6" style:family="text">
      <style:text-properties style:font-name="aakar" officeooo:rsid="001ec1c8"/>
    </style:style>
    <style:style style:name="T7" style:family="text">
      <style:text-properties style:text-position="super 58%"/>
    </style:style>
    <style:style style:name="T8" style:family="text">
      <style:text-properties fo:color="#c9211e" loext:opacity="100%" style:font-name="aakar" fo:font-size="20pt" fo:font-style="italic" fo:font-weight="bold" style:font-size-asian="20pt" style:font-style-asian="italic" style:font-weight-asian="bold" style:font-size-complex="20pt" style:font-style-complex="italic" style:font-weight-complex="bold"/>
    </style:style>
    <style:style style:name="T9" style:family="text">
      <style:text-properties fo:color="#c9211e" loext:opacity="100%" style:font-name="aakar" fo:font-size="20pt" fo:font-style="italic" fo:font-weight="bold" officeooo:rsid="001ec1c8" style:font-size-asian="20pt" style:font-style-asian="italic" style:font-weight-asian="bold" style:font-size-complex="20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span text:style-name="T2"><text:tab/><text:tab/><text:tab/><text:tab/></text:span><text:span text:style-name="T8">Assignment no.</text:span><text:span text:style-name="T9"> 2</text:span></text:p>
      <text:p text:style-name="P2"/>
      <text:p text:style-name="P4"><text:span text:style-name="T6">1</text:span><text:span text:style-name="T1">) Which field of the customers table is the primary key?</text:span></text:p>
      <text:p text:style-name="P4"><text:s/>Ans- cnum is the primary key </text:p>
      <text:p text:style-name="P4"/>
      <text:p text:style-name="P4">2) What is the 4<text:span text:style-name="T7">th</text:span> column of customer table?</text:p>
      <text:p text:style-name="P4">Ans- <text:s/>rating</text:p>
      <text:p text:style-name="P4"/>
      <text:p text:style-name="P3">3) What is another word for row? For column?</text:p>
      <text:p text:style-name="P5">Ans- <text:s/>The another word for row is Tuple, Entity and for column is Attribute.</text:p>
      <text:p text:style-name="P5"/>
      <text:p text:style-name="P4">4) Why is not it possible to see the first five rows of a table?</text:p>
      <text:p text:style-name="P4"/>
      <text:p text:style-name="P6">Ans- It is not possible to see the first five rows of a table, becuase when the rows gets inserted into the table ,MySQL stores <text:s/>the rows into the free sapce it will find in Database server Hard disk. Thats why rows inside the table are not stored in specific manner, rows are fragmented all over the Database server Hard Disk.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3:01:03.484121669</meta:creation-date>
    <dc:date>2023-09-11T23:03:41.003158526</dc:date>
    <meta:editing-duration>PT2M38S</meta:editing-duration>
    <meta:editing-cycles>1</meta:editing-cycles>
    <meta:document-statistic meta:table-count="0" meta:image-count="0" meta:object-count="0" meta:page-count="1" meta:paragraph-count="9" meta:word-count="130" meta:character-count="676" meta:non-whitespace-character-count="544"/>
    <meta:generator>LibreOffice/7.3.7.2$Linux_X86_64 LibreOffice_project/30$Build-2</meta:generator>
  </office:meta>
</office:document-meta>
</file>